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40C64DB796.jpg"/>
  <manifest:file-entry manifest:media-type="" manifest:full-path="Pictures/200000650001D4300000F3EA9055B2E1.wmf"/>
  <manifest:file-entry manifest:media-type="" manifest:full-path="Pictures/2000007A0001D43000014ABBA73A0319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fill-color="#ffffff" draw:auto-grow-height="true" fo:min-height="3.507cm"/>
    </style:style>
    <style:style style:name="pr4" style:family="presentation" style:parent-style-name="Default_20_1-subtitle">
      <style:graphic-properties draw:fill-color="#ffffff" draw:auto-grow-height="true" fo:min-height="3.001cm"/>
    </style:style>
    <style:style style:name="pr5" style:family="presentation" style:parent-style-name="Default_20_1-notes">
      <style:graphic-properties draw:fill-color="#ffffff" draw:auto-grow-height="true" fo:min-height="13.365cm"/>
    </style:style>
    <style:style style:name="pr6" style:family="presentation" style:parent-style-name="Default-title">
      <style:graphic-properties fo:min-height="1.913cm"/>
    </style:style>
    <style:style style:name="pr7" style:family="presentation" style:parent-style-name="Default-outline1">
      <style:graphic-properties draw:fill-color="#ffffff" fo:min-height="17.25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>
      <style:graphic-properties draw:fill-color="#ffffff" fo:min-height="18.665cm"/>
    </style:style>
    <style:style style:name="pr10" style:family="presentation" style:parent-style-name="Default_20_1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text-properties fo:font-size="14pt" fo:font-style="italic"/>
    </style:style>
    <style:style style:name="P9" style:family="paragraph">
      <style:paragraph-properties fo:margin-left="0cm" fo:margin-right="0cm" fo:text-align="center" fo:text-indent="0cm"/>
    </style:style>
    <style:style style:name="T1" style:family="text">
      <style:text-properties fo:font-style="normal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14pt" fo:font-style="italic"/>
    </style:style>
    <style:style style:name="T5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<text:span text:style-name="T1">Tutorial Answers:</text:span><text:line-break/><text:tab/>Structuring (Large) OO Systems</text:p>
          </draw:text-box>
        </draw:frame>
        <draw:frame draw:style-name="gr1" draw:layer="layout" svg:width="11.462cm" svg:height="1.673cm" svg:x="0.5cm" svg:y="18.827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5cm" svg:y="6.5cm" presentation:class="title">
          <draw:text-box>
            <text:p text:style-name="P2">Example 1: Smartcards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The example from the lectures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1.913cm" svg:x="1.4cm" svg:y="0.362cm" presentation:class="title">
          <draw:text-box>
            <text:p text:style-name="P2">Smartcard Objectives (1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4">Remove the cyclic dependencies using abstract clients</text:p>
              </text:list-item>
            </text:list>
            <text:list text:style-name="L2">
              <text:list-item>
                <text:list>
                  <text:list-item>
                    <text:p text:style-name="P5">Why does Smartcard have a reference back to its cardholde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Because the cardholder owns the delivery channel, and smartcard requires this to notify the owner when an app has been deliver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w can we get the structure to look like the following?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9.84cm" svg:height="10.336cm" svg:x="3.96cm" svg:y="8.9cm">
          <draw:image xlink:href="Pictures/200000650001D4300000F3EA9055B2E1.wmf" xlink:type="simple" xlink:show="embed" xlink:actuate="onLoad">
            <text:p text:style-name="P2"/>
          </draw:image>
        </draw:frame>
        <draw:line draw:style-name="gr4" draw:text-style-name="P7" draw:layer="layout" svg:x1="16.5cm" svg:y1="13.5cm" svg:x2="14.5cm" svg:y2="15cm">
          <text:p text:style-name="P2"/>
        </draw:line>
        <draw:frame draw:style-name="gr1" draw:text-style-name="P8" draw:layer="layout" svg:width="10.709cm" svg:height="3.581cm" svg:x="16.5cm" svg:y="11cm">
          <draw:text-box>
            <text:p text:style-name="P2"><text:span text:style-name="T4">Add an ICardHolder abstract client interface</text:span></text:p>
            <text:p text:style-name="P2"><text:span text:style-name="T4">to the smartcard package,</text:span></text:p>
            <text:p text:style-name="P2"><text:span text:style-name="T4">with an notifyOfDeliveredApplication() method.</text:span></text:p>
            <text:p text:style-name="P2"><text:span text:style-name="T4">Cardholder should implement this. <text:s/>SmartCard</text:span></text:p>
            <text:p text:style-name="P2"><text:span text:style-name="T4">can then depend on this instead of Cardholder</text:span></text:p>
            <text:p text:style-name="P2"><text:span text:style-name="T4">directly.</text:span></text:p>
          </draw:text-box>
        </draw:frame>
        <draw:frame draw:style-name="gr1" draw:text-style-name="P8" draw:layer="layout" svg:width="10.984cm" svg:height="1.361cm" svg:x="14cm" svg:y="19.5cm">
          <draw:text-box>
            <text:p text:style-name="P2"><text:span text:style-name="T4">Add a IDeliveryWatcher abstract client interface</text:span></text:p>
            <text:p text:style-name="P2"><text:span text:style-name="T4">that SmartCard should implement.</text:span></text:p>
          </draw:text-box>
        </draw:frame>
        <draw:line draw:style-name="gr4" draw:text-style-name="P7" draw:layer="layout" svg:x1="18cm" svg:y1="19.5cm" svg:x2="19.5cm" svg:y2="18.5cm">
          <text:p text:style-name="P2"/>
        </draw:lin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1.913cm" svg:x="1.4cm" svg:y="0.362cm" presentation:class="title">
          <draw:text-box>
            <text:p text:style-name="P2">Smartcard Objectives (2)</text:p>
          </draw:text-box>
        </draw:frame>
        <draw:frame presentation:style-name="pr9" draw:text-style-name="P4" draw:layer="layout" svg:width="25.199cm" svg:height="18.665cm" svg:x="1.301cm" svg:y="2.5cm" presentation:class="outline" presentation:user-transformed="true">
          <draw:text-box>
            <text:list text:style-name="L2">
              <text:list-item>
                <text:p text:style-name="P4">Why avoid having CompanyCardholder inheriting from Cardholder?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Avoid implementation inheritance, as it ties clients to a specific implementation. <text:s/>Much better to use interfaces instea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9" draw:layer="layout" svg:width="2cm" svg:height="1.5cm" svg:x="9cm" svg:y="11.1cm">
          <text:p text:style-name="P9">??</text:p>
          <draw:enhanced-geometry svg:viewBox="0 0 21600 21600" draw:text-areas="0 ?f0 ?f5 ?f2" draw:type="right-arrow" draw:modifiers="12003.5982008995 5626.648900732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5cm" svg:height="10.595cm" svg:x="6cm" svg:y="8.939cm">
          <draw:image xlink:href="Pictures/2000007A0001D43000014ABBA73A0319.wmf" xlink:type="simple" xlink:show="embed" xlink:actuate="onLoad">
            <text:p text:style-name="P2"/>
          </draw:image>
        </draw:frame>
        <draw:line draw:style-name="gr4" draw:text-style-name="P7" draw:layer="layout" svg:x1="18cm" svg:y1="11.5cm" svg:x2="17cm" svg:y2="11cm">
          <text:p text:style-name="P2"/>
        </draw:line>
        <draw:frame draw:style-name="gr1" draw:text-style-name="P8" draw:layer="layout" svg:width="9.303cm" svg:height="3.581cm" svg:x="18cm" svg:y="10.943cm">
          <draw:text-box>
            <text:p text:style-name="P2"><text:span text:style-name="T4">Make CompanyCardholder</text:span></text:p>
            <text:p text:style-name="P2"><text:span text:style-name="T4">implement ICardHolder also.</text:span></text:p>
            <text:p text:style-name="P2"><text:span text:style-name="T4">Then, add findCard() to the interface</text:span></text:p>
            <text:p text:style-name="P2"><text:span text:style-name="T4">also, so that IcardHolder can be used</text:span></text:p>
            <text:p text:style-name="P2"><text:span text:style-name="T4">by ApplicationRequest also.</text:span></text:p>
            <text:p text:style-name="P2"><text:span text:style-name="T4">It acts as an abstract client and server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frame presentation:style-name="pr10" draw:text-style-name="P2" draw:layer="layout" svg:width="25.199cm" svg:height="3.507cm" svg:x="1.5cm" svg:y="6.5cm" presentation:class="title">
          <draw:text-box>
            <text:p text:style-name="P2">Example 2: JBidWatcher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A real-life 30kloc GUI app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1.913cm" svg:x="1.4cm" svg:y="0.362cm" presentation:class="title">
          <draw:text-box>
            <text:p text:style-name="P2">JBidWatcher Objectives (1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4">Remove the dependencies from .auction to .ui</text:p>
              </text:list-item>
            </text:list>
            <text:list text:style-name="L2">
              <text:list-item>
                <text:list>
                  <text:list-item>
                    <text:p text:style-name="P5">The user interface (.ui) should depend on the comm logic (.auction), not the other way around!</text:p>
                  </text:list-item>
                </text:list>
              </text:list-item>
            </text:list>
            <text:list text:style-name="L2">
              <text:list-item>
                <text:p text:style-name="P4">Solution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many possibilities. <text:s/>E.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move JconfigEbayTab up to the ui pack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fix UserActions.DoConfigure() to get the tabs elsew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remove the tab references from the auction server</text:span></text:p>
                  </text:list-item>
                </text:list>
              </text:list-item>
            </text:list>
            <text:list text:style-name="L2">
              <text:list-item>
                <text:p text:style-name="P4">Can you think why the author might have put these in .auction?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I asked him – he said it the config tabs had eBay specific config info, and he felt it was better in the eBay-specific .auction package rather than in the general .ui package. <text:s/>Can lead onto a discussion about adding other auction sites into JBidWatcher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1.913cm" svg:x="1.4cm" svg:y="0.362cm" presentation:class="title">
          <draw:text-box>
            <text:p text:style-name="P2">JBidWatcher Objectives (2)</text:p>
          </draw:text-box>
        </draw:frame>
        <draw:frame presentation:style-name="pr7" draw:text-style-name="P4" draw:layer="layout" svg:width="25.199cm" svg:height="17.25cm" svg:x="1.301cm" svg:y="3cm" presentation:class="outline">
          <draw:text-box>
            <text:list text:style-name="L2">
              <text:list-item>
                <text:p text:style-name="P4">Advanced exercise<text:line-break/></text:p>
              </text:list-item>
            </text:list>
            <text:list text:style-name="L2">
              <text:list-item>
                <text:p text:style-name="P4">Remove the dependencies from .auction to .my</text:p>
              </text:list-item>
            </text:list>
            <text:list text:style-name="L2">
              <text:list-item>
                <text:list>
                  <text:list-item>
                    <text:p text:style-name="P5">Make it so that .auction can be unit tested without reference to MyJBidWatcher!<text:line-break/></text:p>
                  </text:list-item>
                </text:list>
              </text:list-item>
            </text:list>
            <text:list text:style-name="L2">
              <text:list-item>
                <text:p text:style-name="P4">Solution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ingletons make it hard to decouple for unit testing. <text:s/>eBayBidder in the .auctions.server.ebay package refers to this MyJBidwatcher in getBidForm(). <text:s/>Consider how you'd test eBayBidder without having an instance of MyJBidder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olution is to add an interface IMyJBidwatcher and allow this to be registered with eBayBidder via a setBidwatcher() method. <text:s/>i.e. an abstract ser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1.913cm" svg:x="1.4cm" svg:y="0.362cm" presentation:class="title">
          <draw:text-box>
            <text:p text:style-name="P2">JBidWatcher</text:p>
          </draw:text-box>
        </draw:frame>
        <draw:frame presentation:style-name="pr7" draw:text-style-name="P4" draw:layer="layout" svg:width="25.199cm" svg:height="18.096cm" svg:x="1.301cm" svg:y="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How does the use of JHTML.Form (e.g. in the Bidder interface) make unit testing har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Yes, it's a poor abstraction as it is very vague and too tied to HTM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w can we abstract away from forms and http construc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Put in interfaces with methods for the actual information required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ould such abstractions make the system easier to work with and understan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Yes. <text:s/>As it is now, the use of Form and things like form.getCGI() propagate the eBay http/html comms protocol throughout the cod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f you added functionality, how would you know you hadn't broken existing logic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Solution is to add unit tests to verify what you want to change, before adding the functionality</text:span>. <text:s/><text:span text:style-name="T3">Then you'll know when the test fail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hat is the relationship between good structure and good quality? <text:s/>Can a system have good structure but be horrible qualit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Good structure just makes it easy to reuse large pieces and ”break them off” from the rest of the system. <text:s/>Using poor abstractions will still lead to poor quality, regardless of structu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03cm" fo:text-align="start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fals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itle-title">
      <style:graphic-properties draw:fill-color="#ffffff" draw:auto-grow-height="false" fo:min-height="3.507cm"/>
    </style:style>
    <style:style style:name="pr8" style:family="presentation" style:parent-style-name="title-outline1">
      <style:graphic-properties draw:fill-color="#ffffff" draw:auto-grow-height="false" fo:min-height="13.86cm"/>
    </style:style>
    <style:style style:name="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pr12" style:family="presentation" style:parent-style-name="Default_20_1-title">
      <style:graphic-properties draw:fill-color="#ffffff" draw:auto-grow-height="false" fo:min-height="3.507cm"/>
    </style:style>
    <style:style style:name="pr13" style:family="presentation" style:parent-style-name="Default_20_1-outline1">
      <style:graphic-properties draw:fill-color="#ffffff" draw:auto-grow-height="false" fo:min-height="13.86cm"/>
    </style:style>
    <style:style style:name="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start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8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custom-shape presentation:style-name="pr1" draw:text-style-name="P3" draw:layer="backgroundobjects" svg:width="28cm" svg:height="2.5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199cm" svg:height="2.163cm" svg:x="1.4cm" svg:y="0.2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7.5cm" svg:x="1.301cm" svg:y="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2" draw:layer="backgroundobjects" svg:width="6.523cm" svg:height="1.448cm" svg:x="21.475cm" svg:y="20.431cm" presentation:class="page-number">
        <draw:text-box>
          <text:p text:style-name="P2"><text:span text:style-name="T1"><text:page-number>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  <style:master-page style:name="title" style:page-layout-name="PM1" draw:style-name="dp1">
      <draw:frame presentation:style-name="pr7" draw:text-style-name="P4" draw:layer="backgroundobjects" svg:width="25.199cm" svg:height="3.506cm" svg:x="1.601cm" svg:y="4.394cm" presentation:class="title">
        <draw:text-box>
          <text:p text:style-name="P14">Title</text:p>
        </draw:text-box>
      </draw:frame>
      <draw:frame presentation:style-name="pr8" draw:text-style-name="P5" draw:layer="backgroundobjects" svg:width="17.6cm" svg:height="2.5cm" svg:x="4cm" svg:y="8.5cm" presentation:class="outline">
        <draw:text-box>
          <text:list text:style-name="L2">
            <text:list-item>
              <text:p text:style-name="P5">Subtitle</text:p>
            </text:list-item>
          </text:list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8</text:page-number></text:span></text:p>
        </draw:text-box>
      </draw:frame>
      <draw:frame draw:style-name="gr3" draw:text-style-name="P3" draw:layer="backgroundobjects" svg:width="15.874cm" svg:height="8.466cm" svg:x="12.126cm" svg:y="12.5cm">
        <draw:image xlink:href="Pictures/100000000000025800000140C64DB796.jpg" xlink:type="simple" xlink:show="embed" xlink:actuate="onLoad">
          <text:p text:style-name="P4"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  <style:master-page style:name="Default_20_1" style:display-name="Default 1" style:page-layout-name="PM1" draw:style-name="dp1">
      <draw:frame presentation:style-name="pr12" draw:text-style-name="P4" draw:layer="backgroundobjects" svg:width="25.199cm" svg:height="3.506cm" svg:x="1.5cm" svg:y="6.5cm" presentation:class="title">
        <draw:text-box>
          <text:p text:style-name="P14">Click to edit the title text format</text:p>
        </draw:text-box>
      </draw:frame>
      <draw:frame presentation:style-name="pr13" draw:text-style-name="P5" draw:layer="backgroundobjects" svg:width="25.199cm" svg:height="3cm" svg:x="1.4cm" svg:y="11cm" presentation:class="outline">
        <draw:text-box>
          <text:list text:style-name="L2">
            <text:list-item>
              <text:p text:style-name="P5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pr1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ndrew</meta:initial-creator>
    <meta:creation-date>2008-06-30T22:44:09</meta:creation-date>
    <dc:creator>andrew</dc:creator>
    <dc:date>2009-11-01T11:20:53</dc:date>
    <meta:printed-by>Andrew</meta:printed-by>
    <meta:print-date>2008-11-04T11:28:42</meta:print-date>
    <meta:editing-cycles>114</meta:editing-cycles>
    <meta:editing-duration>P2DT11H38M57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